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6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9" style:family="paragraph" style:parent-style-name="Standard">
      <style:text-properties officeooo:paragraph-rsid="0c8b5238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0ca56a5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text-properties officeooo:paragraph-rsid="0bad8f69"/>
    </style:style>
    <style:style style:name="P64" style:family="paragraph" style:parent-style-name="Standard">
      <style:text-properties officeooo:paragraph-rsid="0a0f7b62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0cc50ec9"/>
    </style:style>
    <style:style style:name="P67" style:family="paragraph" style:parent-style-name="Standard">
      <style:text-properties officeooo:paragraph-rsid="0cc5fe5b"/>
    </style:style>
    <style:style style:name="P68" style:family="paragraph" style:parent-style-name="Standard">
      <style:text-properties officeooo:paragraph-rsid="0ce3fa52"/>
    </style:style>
    <style:style style:name="P69" style:family="paragraph" style:parent-style-name="Standard">
      <style:text-properties officeooo:paragraph-rsid="0d09f881"/>
    </style:style>
    <style:style style:name="P70" style:family="paragraph" style:parent-style-name="Standard">
      <style:text-properties officeooo:paragraph-rsid="0d1ec96e"/>
    </style:style>
    <style:style style:name="P71" style:family="paragraph" style:parent-style-name="Standard">
      <style:text-properties officeooo:paragraph-rsid="0d5d07c4"/>
    </style:style>
    <style:style style:name="P72" style:family="paragraph" style:parent-style-name="Standard">
      <style:text-properties officeooo:paragraph-rsid="0d8c21b9"/>
    </style:style>
    <style:style style:name="P73" style:family="paragraph" style:parent-style-name="Standard">
      <style:text-properties officeooo:paragraph-rsid="0d72706e"/>
    </style:style>
    <style:style style:name="P74" style:family="paragraph" style:parent-style-name="Standard">
      <style:text-properties officeooo:paragraph-rsid="0dbec325"/>
    </style:style>
    <style:style style:name="P75" style:family="paragraph" style:parent-style-name="Standard">
      <style:text-properties officeooo:paragraph-rsid="0de414b5"/>
    </style:style>
    <style:style style:name="P76" style:family="paragraph" style:parent-style-name="Standard">
      <style:text-properties officeooo:paragraph-rsid="0dedec60"/>
    </style:style>
    <style:style style:name="P77" style:family="paragraph" style:parent-style-name="Standard">
      <style:text-properties officeooo:paragraph-rsid="0e03342d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0e051aee"/>
    </style:style>
    <style:style style:name="P80" style:family="paragraph" style:parent-style-name="Standard">
      <style:text-properties officeooo:paragraph-rsid="0e0bda5c"/>
    </style:style>
    <style:style style:name="P81" style:family="paragraph" style:parent-style-name="Standard">
      <style:text-properties officeooo:paragraph-rsid="0e2a40f4"/>
    </style:style>
    <style:style style:name="P82" style:family="paragraph" style:parent-style-name="Standard">
      <style:text-properties officeooo:paragraph-rsid="0e2f7716"/>
    </style:style>
    <style:style style:name="P83" style:family="paragraph" style:parent-style-name="Standard">
      <style:text-properties officeooo:paragraph-rsid="0e38fc62"/>
    </style:style>
    <style:style style:name="P84" style:family="paragraph" style:parent-style-name="Standard">
      <style:text-properties officeooo:paragraph-rsid="0e61c509"/>
    </style:style>
    <style:style style:name="P85" style:family="paragraph" style:parent-style-name="Standard">
      <style:text-properties officeooo:paragraph-rsid="0e66c33c"/>
    </style:style>
    <style:style style:name="P86" style:family="paragraph" style:parent-style-name="Standard">
      <style:text-properties officeooo:paragraph-rsid="0e671814"/>
    </style:style>
    <style:style style:name="P87" style:family="paragraph" style:parent-style-name="Standard">
      <style:text-properties officeooo:paragraph-rsid="0e82f1b0"/>
    </style:style>
    <style:style style:name="P88" style:family="paragraph" style:parent-style-name="Standard">
      <style:text-properties officeooo:paragraph-rsid="0e8aa5aa"/>
    </style:style>
    <style:style style:name="P89" style:family="paragraph" style:parent-style-name="Standard">
      <style:text-properties officeooo:rsid="0e8aa5aa" officeooo:paragraph-rsid="0e8aa5aa"/>
    </style:style>
    <style:style style:name="P90" style:family="paragraph" style:parent-style-name="Standard">
      <style:text-properties officeooo:paragraph-rsid="0eb9c424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Footnote">
      <style:text-properties officeooo:rsid="043ccc66" officeooo:paragraph-rsid="0ec8cada"/>
    </style:style>
    <style:style style:name="P93" style:family="paragraph" style:parent-style-name="Footnote">
      <style:text-properties officeooo:paragraph-rsid="0e927a7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5" style:family="paragraph" style:parent-style-name="Standard">
      <style:text-properties officeooo:rsid="0ec19879" officeooo:paragraph-rsid="0ec19879"/>
    </style:style>
    <style:style style:name="P96" style:family="paragraph" style:parent-style-name="Standard">
      <style:text-properties officeooo:paragraph-rsid="0ec19879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8" style:family="paragraph" style:parent-style-name="Standard">
      <style:text-properties officeooo:paragraph-rsid="0ec22dd8"/>
    </style:style>
    <style:style style:name="P99" style:family="paragraph" style:parent-style-name="Standard">
      <style:text-properties officeooo:paragraph-rsid="0ecb810d"/>
    </style:style>
    <style:style style:name="P100" style:family="paragraph" style:parent-style-name="Standard">
      <style:text-properties officeooo:paragraph-rsid="0ecd4bf5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4" style:family="paragraph" style:parent-style-name="Footnote">
      <style:text-properties officeooo:paragraph-rsid="0ef8320a"/>
    </style:style>
    <style:style style:name="P105" style:family="paragraph" style:parent-style-name="Footnote">
      <style:text-properties officeooo:paragraph-rsid="0f025efd"/>
    </style:style>
    <style:style style:name="P106" style:family="paragraph" style:parent-style-name="Footnote">
      <style:text-properties officeooo:paragraph-rsid="0f051f9f"/>
    </style:style>
    <style:style style:name="P107" style:family="paragraph" style:parent-style-name="Standard">
      <style:text-properties officeooo:paragraph-rsid="0f0649dd"/>
    </style:style>
    <style:style style:name="P108" style:family="paragraph" style:parent-style-name="Standard">
      <style:text-properties officeooo:paragraph-rsid="0f075cbc"/>
    </style:style>
    <style:style style:name="P109" style:family="paragraph" style:parent-style-name="Footnote">
      <style:text-properties officeooo:paragraph-rsid="0f08a722"/>
    </style:style>
    <style:style style:name="P110" style:family="paragraph" style:parent-style-name="Footnote">
      <style:text-properties officeooo:paragraph-rsid="0f0910bb"/>
    </style:style>
    <style:style style:name="P111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cf8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abd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0abdd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0abdd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5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8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3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8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4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5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6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7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7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8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9" style:family="text">
      <style:text-properties fo:color="#000000" loext:opacity="100%" style:font-name="Liberation Sans" fo:font-size="12pt" style:font-size-asian="12pt" style:font-size-complex="12pt"/>
    </style:style>
    <style:style style:name="T3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5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5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3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officeooo:rsid="047da547"/>
    </style:style>
    <style:style style:name="T37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0" style:family="text">
      <style:text-properties style:use-window-font-color="true" loext:opacity="0%" style:font-name="Liberation Sans" fo:font-size="12pt" style:font-size-asian="12pt" style:font-size-complex="12pt"/>
    </style:style>
    <style:style style:name="T391" style:family="text">
      <style:text-properties officeooo:rsid="04473353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officeooo:rsid="0e59b6fb" style:font-weight-asian="bold" style:font-weight-complex="bold"/>
    </style:style>
    <style:style style:name="T394" style:family="text">
      <style:text-properties officeooo:rsid="0aace3cd"/>
    </style:style>
    <style:style style:name="T395" style:family="text">
      <style:text-properties fo:font-size="10pt" style:font-size-asian="10pt" style:font-size-complex="10pt"/>
    </style:style>
    <style:style style:name="T396" style:family="text">
      <style:text-properties officeooo:rsid="0394a435"/>
    </style:style>
    <style:style style:name="T397" style:family="text">
      <style:text-properties officeooo:rsid="0b668458"/>
    </style:style>
    <style:style style:name="T398" style:family="text">
      <style:text-properties officeooo:rsid="0c125172"/>
    </style:style>
    <style:style style:name="T3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officeooo:rsid="0cf7e116"/>
    </style:style>
    <style:style style:name="T403" style:family="text">
      <style:text-properties officeooo:rsid="0b952edb"/>
    </style:style>
    <style:style style:name="T404" style:family="text">
      <style:text-properties loext:padding="0.049cm" loext:border="0.31pt solid #000000"/>
    </style:style>
    <style:style style:name="T405" style:family="text">
      <style:text-properties officeooo:rsid="0ec3cb48"/>
    </style:style>
    <style:style style:name="T406" style:family="text">
      <style:text-properties officeooo:rsid="0ec42890"/>
    </style:style>
    <style:style style:name="T407" style:family="text">
      <style:text-properties officeooo:rsid="0ec6fcb2"/>
    </style:style>
    <style:style style:name="T408" style:family="text">
      <style:text-properties officeooo:rsid="0e3b8d4d"/>
    </style:style>
    <style:style style:name="T409" style:family="text">
      <style:text-properties officeooo:rsid="0e3cac9e"/>
    </style:style>
    <style:style style:name="T410" style:family="text">
      <style:text-properties officeooo:rsid="0eef9ccc"/>
    </style:style>
    <style:style style:name="T411" style:family="text">
      <style:text-properties officeooo:rsid="0e5e443a"/>
    </style:style>
    <style:style style:name="T412" style:family="text">
      <style:text-properties officeooo:rsid="0efc0412"/>
    </style:style>
    <style:style style:name="T413" style:family="text">
      <style:text-properties officeooo:rsid="0efc9c1e"/>
    </style:style>
    <style:style style:name="T414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21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2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23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5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6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7" style:family="text">
      <style:text-properties fo:color="#999999" loext:opacity="100%" style:font-name="Liberation Sans" fo:font-size="12pt" style:font-size-asian="12pt" style:font-size-complex="12pt"/>
    </style:style>
    <style:style style:name="T428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9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0" style:family="text">
      <style:text-properties officeooo:rsid="0f064ef4"/>
    </style:style>
    <style:style style:name="T431" style:family="text">
      <style:text-properties officeooo:rsid="0e80285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294">C</text:span><text:span text:style-name="T293">hecklist voor </text:span><text:span text:style-name="T295">de installatie</text:span><text:span text:style-name="T293"> van </text:span><text:reference-mark-start text:name="Distributie"/><text:span text:style-name="T296">Debian</text:span><text:reference-mark-end text:name="Distributie"/><text:span text:style-name="T297"> </text:span><text:span text:style-name="T298">GNU/Linux </text:span><text:reference-mark-start text:name="Versie"/><text:span text:style-name="T296">1</text:span><text:span text:style-name="T299">1</text:span><text:reference-mark-end text:name="Versie"/><text:span text:style-name="Strong_20_Emphasis"><text:span text:style-name="T332"> </text:span></text:span><text:span text:style-name="Strong_20_Emphasis"><text:span text:style-name="T333">LTS</text:span></text:span><text:span text:style-name="T300"><text:note text:id="ftn1" text:note-class="footnote"><text:note-citation>1</text:note-citation><text:note-body><text:p text:style-name="P29"><text:span text:style-name="T396">Deze versie heeft codenaam </text:span><text:span text:style-name="T353">B</text:span><text:span text:style-name="T354">ullseye</text:span><text:span text:style-name="T397"> </text:span><text:span text:style-name="T398">(</text:span><text:span text:style-name="T354">bullseye</text:span><text:span text:style-name="T398">)</text:span><text:span text:style-name="T397"> </text:span><text:span text:style-name="T355">en is een zogenaamde LTS-versie (</text:span><text:span text:style-name="T356">LTS=</text:span><text:span text:style-name="T355">Long-Term Support, langetermijnondersteuning). <text:s/></text:span><text:span text:style-name="T357">Deze</text:span><text:span text:style-name="T355"> LTS-versie versch</text:span><text:span text:style-name="T357">een </text:span><text:span text:style-name="T358">in </text:span><text:span text:style-name="T359">augustus</text:span><text:span text:style-name="T355"> 20</text:span><text:span text:style-name="T359">2</text:span><text:span text:style-name="T357">1</text:span><text:span text:style-name="T355"> en wordt </text:span><text:span text:style-name="T363">standaard </text:span><text:span text:style-name="T355">vanaf vrijgave </text:span><text:span text:style-name="T358">vijf</text:span><text:span text:style-name="T355"> jaar ondersteund</text:span><text:span text:style-name="T360"> </text:span><text:span text:style-name="T355">(</text:span><text:span text:style-name="T361">updates </text:span><text:span text:style-name="T355">tot </text:span><text:span text:style-name="T359">augustus</text:span><text:span text:style-name="T357"> </text:span><text:span text:style-name="T355">202</text:span><text:span text:style-name="T359">6</text:span><text:span text:style-name="T360">)</text:span><text:span text:style-name="T362">.</text:span></text:p></text:note-body></text:note></text:span><text:span text:style-name="T301"> </text:span><text:reference-mark-start text:name="Editie"/><text:span text:style-name="T302">desktop</text:span><text:reference-mark-end text:name="Editie"/><text:span text:style-name="T303">.</text:span></text:p>
      <text:p text:style-name="P4"/>
      <text:p text:style-name="Standard"><text:span text:style-name="T39">Kijk op</text:span><text:span text:style-name="T324"> </text:span><text:a xlink:type="simple" xlink:href="https://karelzimmer.nl/" text:style-name="Internet_20_link" text:visited-style-name="Visited_20_Internet_20_Link"><text:span text:style-name="T11">karelzimmer.nl</text:span></text:a><text:span text:style-name="T324"> </text:span><text:span text:style-name="T366">voor</text:span><text:span text:style-name="T367"> </text:span><text:span text:style-name="T368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69">(zie toelichting)</text:span><text:span text:style-name="T21">:</text:span></text:p>
      <text:p text:style-name="P32"><text:span text:style-name="Definition"><text:span text:style-name="T371">g</text:span></text:span><text:span text:style-name="Definition"><text:span text:style-name="T370">ebruiker</text:span></text:span><text:span text:style-name="Definition"><text:span text:style-name="T374"><text:tab/><text:tab/></text:span></text:span><text:span text:style-name="Definition"><text:span text:style-name="T390"> <text:tab/><text:tab/></text:span></text:span><text:span text:style-name="T375"><draw:control text:anchor-type="as-char" svg:y="-0.429cm" draw:z-index="10" draw:name="Gebruiker" draw:style-name="gr2" draw:text-style-name="P118" svg:width="6.061cm" svg:height="0.6cm" draw:control="control11"><svg:title>Gebruiker</svg:title><svg:desc>Volledige naam, bijv. Jan Stek</svg:desc></draw:control></text:span><text:span text:style-name="T375"><text:tab/></text:span><text:span text:style-name="T376">(</text:span><text:span text:style-name="T372">volledige naam, bijv. </text:span><text:span text:style-name="T388">J</text:span><text:span text:style-name="T389">a</text:span><text:span text:style-name="T388">n </text:span><text:span text:style-name="T389">Jansen</text:span><text:span text:style-name="T373">)</text:span></text:p>
      <text:p text:style-name="Standard"><text:span text:style-name="Definition"><text:span text:style-name="T371">g</text:span></text:span><text:span text:style-name="Definition"><text:span text:style-name="T370">ebruikersnaam<text:tab/></text:span></text:span><text:span text:style-name="Definition"><text:span text:style-name="T370"><draw:control text:anchor-type="as-char" svg:y="-0.429cm" draw:z-index="11" draw:name="Gberuikersnaam" draw:style-name="gr2" draw:text-style-name="P118" svg:width="6.061cm" svg:height="0.6cm" draw:control="control12"><svg:title>Gebruikersnaam</svg:title><svg:desc>Korte naam, bijv. jan</svg:desc></draw:control></text:span></text:span><text:span text:style-name="Definition"><text:span text:style-name="T370"><text:tab/></text:span></text:span><text:span text:style-name="T12">(korte naam, bijv. </text:span><text:span text:style-name="T322">j</text:span><text:span text:style-name="T323">a</text:span><text:span text:style-name="T322">n</text:span><text:span text:style-name="T12">)</text:span></text:p>
      <text:p text:style-name="P31"><text:span text:style-name="Definition"><text:span text:style-name="T378">c</text:span></text:span><text:span text:style-name="Definition"><text:span text:style-name="T377">omputernaam<text:tab/><text:tab/></text:span></text:span><text:span text:style-name="Definition"><text:span text:style-name="T375"><draw:control text:anchor-type="as-char" svg:y="-0.429cm" draw:z-index="12" draw:name="Computernaam" draw:style-name="gr2" draw:text-style-name="P118" svg:width="6.061cm" svg:height="0.6cm" draw:control="control13"><svg:title>Computernaam</svg:title><svg:desc>Unieke naam van de computer</svg:desc></draw:control></text:span></text:span><text:span text:style-name="Definition"><text:span text:style-name="T375"><text:tab/></text:span></text:span><text:span text:style-name="Definition"><text:span text:style-name="T381">(</text:span></text:span><text:span text:style-name="Definition"><text:span text:style-name="T382">naam van de compute</text:span></text:span><text:span text:style-name="Definition"><text:span text:style-name="T383">r, </text:span></text:span><text:span text:style-name="Definition"><text:span text:style-name="T384">bijv. p</text:span></text:span><text:span text:style-name="Definition"><text:span text:style-name="T385">c02</text:span></text:span><text:span text:style-name="Definition"><text:span text:style-name="T381">)</text:span></text:span></text:p>
      <text:p text:style-name="P31"><text:span text:style-name="Definition"><text:span text:style-name="T371">o</text:span></text:span><text:span text:style-name="Definition"><text:span text:style-name="T370">pstartmenu</text:span></text:span><text:span text:style-name="Definition"><text:span text:style-name="T375"><text:tab/><text:tab/><text:tab/></text:span></text:span><text:span text:style-name="Definition"><text:span text:style-name="T375"><draw:control text:anchor-type="as-char" svg:y="-0.429cm" draw:z-index="13" draw:name="Opstartmenu" draw:style-name="gr2" draw:text-style-name="P118" svg:width="6.061cm" svg:height="0.6cm" draw:control="control14"><svg:title>Opstartmenu</svg:title><svg:desc>Toets voor het opstartmenu ("bootmenu")</svg:desc></draw:control></text:span></text:span><text:span text:style-name="Definition"><text:span text:style-name="T375"><text:tab/></text:span></text:span><text:span text:style-name="Definition"><text:span text:style-name="T381">(</text:span></text:span><text:span text:style-name="Definition"><text:span text:style-name="T382">to</text:span></text:span><text:span text:style-name="Definition"><text:span text:style-name="T386">ets voor het opstartmedium</text:span></text:span><text:span text:style-name="Definition"><text:span text:style-name="T387">)</text:span></text:span></text:p>
      <text:p text:style-name="P31"><text:span text:style-name="Definition"><text:span text:style-name="T379">i</text:span></text:span><text:span text:style-name="Definition"><text:span text:style-name="T380">nstellingen</text:span></text:span><text:span text:style-name="T381"><text:tab/> <text:tab/><text:tab/></text:span><text:span text:style-name="T381"><draw:control text:anchor-type="as-char" svg:y="-0.429cm" draw:z-index="9" draw:name="Instellingen" draw:style-name="gr2" draw:text-style-name="P118" svg:width="6.061cm" svg:height="0.6cm" draw:control="control10"><svg:title>Instellingen</svg:title><svg:desc>Toets voor het BIOS/UEFI-scherm ("setup")</svg:desc></draw:control></text:span><text:span text:style-name="T381"><text:tab/>(</text:span><text:span text:style-name="T382">toets voor het BIOS/UEFI-scherm</text:span><text:span text:style-name="T381">)</text:span></text:p>
      <text:p text:style-name="P34"><text:span text:style-name="Definition"><text:span text:style-name="T415">g</text:span></text:span><text:span text:style-name="Definition"><text:span text:style-name="T414">ebruiker</text:span></text:span><text:span text:style-name="Definition"><text:span text:style-name="T416">2</text:span></text:span><text:span text:style-name="Definition"><text:span text:style-name="T417"><text:tab/></text:span></text:span><text:span text:style-name="Definition"><text:span text:style-name="T427"> <text:tab/><text:tab/></text:span></text:span><text:span text:style-name="T418"><draw:control text:anchor-type="as-char" svg:y="-0.429cm" draw:z-index="25" draw:name="Gebruiker 1" draw:style-name="gr2" draw:text-style-name="P118" svg:width="6.061cm" svg:height="0.6cm" draw:control="control26"><svg:title>Gebruiker</svg:title><svg:desc>Volledige naam, bijv. Jan Stek</svg:desc></draw:control></text:span><text:span text:style-name="T418"><text:tab/></text:span><text:span text:style-name="T419">(</text:span><text:span text:style-name="T420">volledige naam </text:span><text:span text:style-name="T421">evt. 2</text:span><text:span text:style-name="T428">e</text:span><text:span text:style-name="T421"> gebruiker</text:span><text:span text:style-name="T422">)</text:span></text:p>
      <text:p text:style-name="P100"><text:span text:style-name="Definition"><text:span text:style-name="T415">g</text:span></text:span><text:span text:style-name="Definition"><text:span text:style-name="T414">ebruikersnaam</text:span></text:span><text:span text:style-name="Definition"><text:span text:style-name="T416">2</text:span></text:span><text:span text:style-name="Definition"><text:span text:style-name="T423"><text:tab/></text:span></text:span><text:span text:style-name="Definition"><text:span text:style-name="T423"><draw:control text:anchor-type="as-char" svg:y="-0.429cm" draw:z-index="26" draw:name="Gberuikersnaam 1" draw:style-name="gr2" draw:text-style-name="P118" svg:width="6.061cm" svg:height="0.6cm" draw:control="control27"><svg:title>Gebruikersnaam</svg:title><svg:desc>Korte naam, bijv. jan</svg:desc></draw:control></text:span></text:span><text:span text:style-name="Definition"><text:span text:style-name="T423"><text:tab/></text:span></text:span><text:span text:style-name="T424">(korte naam</text:span><text:span text:style-name="T425"> </text:span><text:span text:style-name="T426">evt. 2</text:span><text:span text:style-name="T429">e</text:span><text:span text:style-name="T426"> gebruiker</text:span><text:span text:style-name="T424">)</text:span></text:p>
      <text:p text:style-name="P34"><text:span text:style-name="T310">Vervang </text:span><text:span text:style-name="Definition"><text:span text:style-name="T14">schuingedrukte</text:span></text:span><text:span text:style-name="T310"> </text:span><text:span text:style-name="T311">woorden </text:span><text:span text:style-name="T310">in deze checklist door </text:span><text:span text:style-name="T311">boven</text:span><text:span text:style-name="T310">staande waarden.</text:span></text:p>
      <text:p text:style-name="P39"/>
      <text:p text:style-name="P33"><text:span text:style-name="Strong_20_Emphasis"><text:span text:style-name="T318"/></text:span></text:p>
      <text:p text:style-name="P35"><text:span text:style-name="T320">Nog niet op Linux?</text:span><text:span text:style-name="T312"><text:tab/></text:span><text:span text:style-name="T315"><text:tab/></text:span><text:span text:style-name="T316">G</text:span><text:span text:style-name="T309">ebruik </text:span><text:span text:style-name="Strong_20_Emphasis"><text:span text:style-name="T321">Checklist migratie</text:span></text:span><text:span text:style-name="T309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13"> onder </text:span><text:span text:style-name="T319">Linux</text:span><text:span text:style-name="T314">.</text:span></text:p>
      <text:p text:style-name="P23"><text:span text:style-name="T291">Nieuwe installatie?</text:span><text:span text:style-name="T286"><text:tab/></text:span><text:span text:style-name="T288"></text:span><text:span text:style-name="T290"><text:tab/></text:span><text:span text:style-name="T289">B</text:span><text:span text:style-name="T286">egin bij hoofdstuk </text:span><text:span text:style-name="T291"><text:bookmark-ref text:reference-format="page" text:ref-name="__RefNumPara__4009_1271708128">2</text:bookmark-ref></text:span><text:span text:style-name="T291"><text:s text:c="2"/></text:span><text:span text:style-name="T292"><text:bookmark-ref text:reference-format="text" text:ref-name="__RefNumPara__4009_1271708128">Installatie uitvoeren</text:bookmark-ref></text:span><text:span text:style-name="T287">.</text:span></text:p>
      <text:p text:style-name="P30"><text:span text:style-name="Strong_20_Emphasis"><text:span text:style-name="T317"/></text:span></text:p>
      <text:list xml:id="list2202934123" text:style-name="L1">
        <text:list-item>
          <text:p text:style-name="P112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8"><text:span text:style-name="Strong_20_Emphasis"><text:span text:style-name="T68"><text:s/></text:span></text:span><text:span text:style-name="Strong_20_Emphasis"><text:span text:style-name="T121"><draw:control text:anchor-type="as-char" draw:z-index="24" draw:name="Vorm 1" draw:style-name="gr1" draw:text-style-name="P117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7">Leg Wi<text:span text:style-name="T405">F</text:span>i-<text:span text:style-name="T406">gegevens vast zoals de naam v</text:span><text:span text:style-name="T407">a</text:span><text:span text:style-name="T406">n het netwerk (SSID) en wachtwoord</text:span><text:span text:style-name="Strong_20_Emphasis"><text:span text:style-name="T120"><text:note text:id="ftn2" text:note-class="footnote"><text:note-citation>2</text:note-citation><text:note-body><text:p text:style-name="P92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39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0">sudo </text:span></text:span><text:span text:style-name="User_20_Entry"><text:span text:style-name="T262">more</text:span></text:span><text:span text:style-name="User_20_Entry"><text:span text:style-name="T260"> </text:span></text:span><text:span text:style-name="User_20_Entry"><text:span text:style-name="T261">/etc/NetworkManager/system-connections/</text:span></text:span><text:span text:style-name="User_20_Entry"><text:span text:style-name="T260">*</text:span></text:span></text:p></text:note-body></text:note></text:span></text:span><text:span text:style-name="Strong_20_Emphasis"><text:span text:style-name="T12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9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0" draw:name="Vorm3" draw:style-name="gr1" draw:text-style-name="P11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7"><text:span text:style-name="T249">E</text:span><text:span text:style-name="T252">v</text:span><text:span text:style-name="T253">en</text:span><text:span text:style-name="T255">t</text:span><text:span text:style-name="T256">uele </text:span><text:span text:style-name="T257">extra </text:span><text:span text:style-name="T259">gebruiker</text:span><text:span text:style-name="T257">s aanmelden </text:span><text:span text:style-name="T258">en dezelfde stappen uitvoeren</text:span><text:span text:style-name="T254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299878187392">
          <table:table-cell table:style-name="_31_._5f_Installatie_5f_voorbereiden.A1" office:value-type="string">
            <text:p text:style-name="P59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299878187904">
          <table:table-cell table:style-name="_31_._5f_Installatie_5f_voorbereid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14" draw:name="Vorm4" draw:style-name="gr1" draw:text-style-name="P11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7"><text:span text:style-name="Strong_20_Emphasis"><text:span text:style-name="T68">Installeer </text:span></text:span><text:span text:style-name="Strong_20_Emphasis"><text:span text:style-name="T117">pakket kz</text:span></text:span><text:span text:style-name="Strong_20_Emphasis"><text:span text:style-name="T117"><text:note text:id="ftn4" text:note-class="footnote"><text:note-citation>4</text:note-citation><text:note-body><text:p text:style-name="P109">Pakket kz plaatst documenten en scripts van Karel Zimmer <text:span text:style-name="T431">(zie </text:span><text:a xlink:type="simple" xlink:href="https://karelzimmer.nl/" text:style-name="Internet_20_link" text:visited-style-name="Visited_20_Internet_20_Link"><text:span text:style-name="Strong_20_Emphasis"><text:span text:style-name="T401">karelzimmer.nl</text:span></text:span></text:a><text:span text:style-name="Strong_20_Emphasis"><text:span text:style-name="T281">) </text:span></text:span>voor het installeren en beheren van <text:span text:style-name="T430">Debian</text:span> <text:span text:style-name="T430">GNU/</text:span>Linux.</text:p></text:note-body></text:note></text:span></text:span><text:span text:style-name="Strong_20_Emphasis"><text:span text:style-name="T117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5" text:note-class="footnote"><text:note-citation>5</text:note-citation><text:note-body><text:p text:style-name="P24"><text:span text:style-name="T304">De </text:span><text:span text:style-name="T305">Super</text:span><text:span text:style-name="T304">-toets is de Windows</text:span><text:span text:style-name="T306">-</text:span><text:span text:style-name="T307">toets</text:span><text:span text:style-name="T304">, </text:span><text:span text:style-name="T306">C</text:span><text:span text:style-name="T304">ommand-</text:span><text:span text:style-name="T307">toets</text:span><text:span text:style-name="T304">, of </text:span><text:span text:style-name="T306">V</text:span><text:span text:style-name="T304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299878188528">
          <table:table-cell table:style-name="_31_._5f_Installatie_5f_voorbereiden.A1" office:value-type="string">
            <text:p text:style-name="P70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4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4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29987817625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9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29987817688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299878177504">
          <table:table-cell table:style-name="_31_._5f_Installatie_5f_voorbereid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1" draw:name="Vorm6" draw:style-name="gr1" draw:text-style-name="P11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2">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86">.</text:span></text:span></text:p>
          </table:table-cell>
        </table:table-row>
        <table:table-row table:style-name="TableLine94299878178128">
          <table:table-cell table:style-name="_31_._5f_Installatie_5f_voorbereiden.A1" office:value-type="string">
            <text:p text:style-name="P66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7">1</text:span></text:span><text:span text:style-name="Strong_20_Emphasis"><text:span text:style-name="T188"> </text:span></text:span><text:span text:style-name="Strong_20_Emphasis"><text:span text:style-name="T189">In</text:span></text:span><text:span text:style-name="Strong_20_Emphasis"><text:span text:style-name="T178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2"/>
      <text:list xml:id="list92638835060594" text:continue-numbering="true" text:style-name="L1">
        <text:list-item>
          <text:p text:style-name="P113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99878180016">
          <table:table-cell table:style-name="_32_._5f_Installatie_5f_uitvoer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2" draw:name="Vorm9" draw:style-name="gr1" draw:text-style-name="P11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6"><text:span text:style-name="T349">Start de computer op vanaf </text:span><text:span text:style-name="T350">een </text:span><text:span text:style-name="T350"><text:reference-ref text:reference-format="text" text:ref-name="Distributie">Debian</text:reference-ref></text:span><text:span text:style-name="T350"><text:s/></text:span><text:span text:style-name="Strong_20_Emphasis"><text:span text:style-name="T325"><text:reference-ref text:reference-format="text" text:ref-name="Versie">11</text:reference-ref></text:span></text:span><text:span text:style-name="Strong_20_Emphasis"><text:span text:style-name="T325"><text:s/></text:span></text:span><text:span text:style-name="T351">(</text:span><text:span text:style-name="T352">Live</text:span><text:span text:style-name="T213"><text:note text:id="ftn6" text:note-class="footnote"><text:note-citation>1</text:note-citation><text:note-body><text:p text:style-name="P28"><text:span text:style-name="T391">Vanaf ee</text:span>n Live <text:span text:style-name="T394">USB-stick </text:span><text:span text:style-name="T410">(</text:span><text:span text:style-name="T394">of </text:span><text:span text:style-name="T410">cd/dvd</text:span><text:span text:style-name="T364">)</text:span><text:span text:style-name="T395"> </text:span>kunt <text:span text:style-name="T391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7" text:note-class="footnote"><text:note-citation>2</text:note-citation><text:note-body><text:p text:style-name="P93"><text:span text:style-name="T22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9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47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399">debian.org/cd/live</text:span></text:span></text:a><text:span text:style-name="Strong_20_Emphasis"><text:span text:style-name="T231">, blader naar beneden en klik op </text:span></text:span><text:span text:style-name="Strong_20_Emphasis"><text:span text:style-name="T234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20">naar</text:span></text:span><text:span text:style-name="Strong_20_Emphasis"><text:span text:style-name="T231"> </text:span></text:span><text:span text:style-name="Strong_20_Emphasis"><text:span text:style-name="T234">amd64</text:span></text:span><text:span text:style-name="Strong_20_Emphasis"><text:span text:style-name="T231"> en </text:span></text:span><text:span text:style-name="Strong_20_Emphasis"><text:span text:style-name="T234">iso-hybrid</text:span></text:span><text:span text:style-name="Strong_20_Emphasis"><text:span text:style-name="T231">. </text:span></text:span><text:span text:style-name="Strong_20_Emphasis"><text:span text:style-name="T220">D</text:span></text:span><text:span text:style-name="Strong_20_Emphasis"><text:span text:style-name="T232">aar aangekomen kies </text:span></text:span><text:span text:style-name="T235">debian-live-11...</text:span><text:span text:style-name="T236">-</text:span><text:span text:style-name="T235">amd-64-</text:span><text:span text:style-name="T236">gnome</text:span><text:span text:style-name="T237">+non-fre</text:span><text:span text:style-name="T238">e</text:span><text:span text:style-name="T237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5"><text:span text:style-name="T22"><text:tab/></text:span><text:span text:style-name="Strong_20_Emphasis"><text:span text:style-name="T263">Zoek</text:span></text:span><text:span text:style-name="Strong_20_Emphasis"><text:span text:style-name="T264"> </text:span></text:span><text:span text:style-name="Strong_20_Emphasis"><text:span text:style-name="T282">s</text:span></text:span><text:span text:style-name="Strong_20_Emphasis"><text:span text:style-name="T283">ch</text:span></text:span><text:span text:style-name="Strong_20_Emphasis"><text:span text:style-name="T264"> en klik op het pictogram van</text:span></text:span><text:span text:style-name="Strong_20_Emphasis"><text:span text:style-name="T265"> </text:span></text:span><text:span text:style-name="Strong_20_Emphasis"><text:span text:style-name="T285">Schijven</text:span></text:span><text:span text:style-name="Strong_20_Emphasis"><text:span text:style-name="T266">. Selecteer de USB-stick in de lijst van schijven aan de linkerkant en klik rechtsboven op </text:span></text:span><text:span text:style-name="Strong_20_Emphasis"><text:span text:style-name="T284">Schijfinstellingen</text:span></text:span><text:span text:style-name="Strong_20_Emphasis"><text:span text:style-name="T266"> </text:span></text:span><text:span text:style-name="Strong_20_Emphasis"><text:span text:style-name="T284">⋮</text:span></text:span><text:span text:style-name="Strong_20_Emphasis"><text:span text:style-name="T266"> (icoontje met de drie puntjes).</text:span></text:span></text:p><text:p text:style-name="P106"><text:span text:style-name="Strong_20_Emphasis"><text:span text:style-name="T266"><text:tab/>Kies </text:span></text:span><text:span text:style-name="Strong_20_Emphasis"><text:span text:style-name="T284">Schijfkopie terugzetten</text:span></text:span><text:span text:style-name="Strong_20_Emphasis"><text:span text:style-name="T266"> en selecteer </text:span></text:span><text:span text:style-name="Strong_20_Emphasis"><text:span text:style-name="T280">het net</text:span></text:span><text:span text:style-name="Strong_20_Emphasis"><text:span text:style-name="T278"> gedownloade CD-beeldbestand </text:span></text:span><text:span text:style-name="Strong_20_Emphasis"><text:span text:style-name="T279">(.iso)</text:span></text:span><text:span text:style-name="Strong_20_Emphasis"><text:span text:style-name="T278">.</text:span></text:span></text:p><text:p text:style-name="P105"><text:span text:style-name="Strong_20_Emphasis"><text:span text:style-name="T266"><text:tab/>Klik op </text:span></text:span><text:span text:style-name="Strong_20_Emphasis"><text:span text:style-name="T284">Terugzetten starten</text:span></text:span><text:span text:style-name="Strong_20_Emphasis"><text:span text:style-name="T266"> en vervolgens op </text:span></text:span><text:span text:style-name="Strong_20_Emphasis"><text:span text:style-name="T284">Terugzetten</text:span></text:span><text:span text:style-name="Strong_20_Emphasis"><text:span text:style-name="T267">, </text:span></text:span><text:span text:style-name="Strong_20_Emphasis"><text:span text:style-name="T268">o</text:span></text:span><text:span text:style-name="Strong_20_Emphasis"><text:span text:style-name="T269">f </text:span></text:span><text:span text:style-name="Strong_20_Emphasis"><text:span text:style-name="T270">gebruik </text:span></text:span><text:span text:style-name="Strong_20_Emphasis"><text:span text:style-name="T271">het programma </text:span></text:span><text:span text:style-name="Strong_20_Emphasis"><text:span text:style-name="T250">Etche</text:span></text:span><text:span text:style-name="Strong_20_Emphasis"><text:span text:style-name="T251">r</text:span></text:span><text:span text:style-name="Strong_20_Emphasis"><text:span text:style-name="T271"> </text:span></text:span><text:span text:style-name="Strong_20_Emphasis"><text:span text:style-name="T272">(</text:span></text:span><text:a xlink:type="simple" xlink:href="https://www.balena.io/etcher/" text:style-name="Internet_20_link" text:visited-style-name="Visited_20_Internet_20_Link"><text:span text:style-name="Strong_20_Emphasis"><text:span text:style-name="T400">etcher.io</text:span></text:span></text:a><text:span text:style-name="Strong_20_Emphasis"><text:span text:style-name="T272">); </text:span></text:span><text:span text:style-name="Strong_20_Emphasis"><text:span text:style-name="T250">Etche</text:span></text:span><text:span text:style-name="Strong_20_Emphasis"><text:span text:style-name="T251">r</text:span></text:span><text:span text:style-name="Strong_20_Emphasis"><text:span text:style-name="T273"> is</text:span></text:span><text:span text:style-name="Strong_20_Emphasis"><text:span text:style-name="T272"> </text:span></text:span><text:span text:style-name="Strong_20_Emphasis"><text:span text:style-name="T269">beschikbaar voor </text:span></text:span><text:span text:style-name="Strong_20_Emphasis"><text:span text:style-name="T266">Windows, </text:span></text:span><text:span text:style-name="Strong_20_Emphasis"><text:span text:style-name="T274">mac</text:span></text:span><text:span text:style-name="Strong_20_Emphasis"><text:span text:style-name="T275">OS</text:span></text:span><text:span text:style-name="Strong_20_Emphasis"><text:span text:style-name="T271">, </text:span></text:span><text:span text:style-name="Strong_20_Emphasis"><text:span text:style-name="T272">en </text:span></text:span><text:span text:style-name="Strong_20_Emphasis"><text:span text:style-name="T276">GNU/</text:span></text:span><text:span text:style-name="Strong_20_Emphasis"><text:span text:style-name="T271">Linux</text:span></text:span><text:span text:style-name="Strong_20_Emphasis"><text:span text:style-name="T277">.</text:span></text:span></text:p></text:note-body></text:note></text:span><text:span text:style-name="T212">.</text:span></text:p>
            <text:p text:style-name="P61"><text:span text:style-name="T217">Opstartmenu/</text:span><text:span text:style-name="T218">boot menu</text:span><text:span text:style-name="T217"> </text:span><text:span text:style-name="T212">via </text:span><text:span text:style-name="Definition"><text:span text:style-name="T5">opstartmenu</text:span></text:span><text:span text:style-name="T212">, </text:span><text:span text:style-name="T217">instellingen/</text:span><text:span text:style-name="T218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299878247856">
          <table:table-cell table:style-name="_32_._5f_Installatie_5f_uitvoeren.A1" office:value-type="string">
            <text:p text:style-name="P66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4">K</text:span></text:span><text:span text:style-name="Strong_20_Emphasis"><text:span text:style-name="T125">ies </text:span></text:span><text:span text:style-name="Strong_20_Emphasis"><text:span text:style-name="T126">eerste keuze </text:span></text:span><text:span text:style-name="Strong_20_Emphasis"><text:span text:style-name="T127">en druk op de </text:span></text:span><text:span text:style-name="Strong_20_Emphasis"><text:span text:style-name="T128">Enter</text:span></text:span><text:span text:style-name="Strong_20_Emphasis"><text:span text:style-name="T127">-toets.</text:span></text:span></text:p>
          </table:table-cell>
        </table:table-row>
        <table:table-row table:style-name="TableLine9429987845155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><text:span text:style-name="Strong_20_Emphasis"><text:span text:style-name="T68"><text:s/></text:span></text:span><text:span text:style-name="Strong_20_Emphasis"><text:span text:style-name="T121"><draw:control text:anchor-type="as-char" draw:z-index="18" draw:name="Vorm11_0" draw:style-name="gr1" draw:text-style-name="P11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16"><text:span text:style-name="Strong_20_Emphasis"><text:span text:style-name="T66">V</text:span></text:span><text:span text:style-name="Strong_20_Emphasis"><text:span text:style-name="T45">olg de aanwijzingen </text:span></text:span><text:span text:style-name="Strong_20_Emphasis"><text:span text:style-name="T65">op de schermen</text:span></text:span><text:span text:style-name="Strong_20_Emphasis"><text:span text:style-name="T1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6">Als het scherm </text:span></text:span><text:span text:style-name="Strong_20_Emphasis"><text:span text:style-name="T168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7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299878456656">
          <table:table-cell table:style-name="_32_._5f_Installatie_5f_uitvoeren.A1" office:value-type="string">
            <text:p text:style-name="P72"><text:span text:style-name="Strong_20_Emphasis"><text:span text:style-name="T68"><text:s/></text:span></text:span><text:span text:style-name="Strong_20_Emphasis"><text:span text:style-name="T121"><draw:control text:anchor-type="as-char" draw:z-index="16" draw:name="Vorm13_1" draw:style-name="gr1" draw:text-style-name="P117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8">Start de installatie</text:span></text:span><text:span text:style-name="Strong_20_Emphasis"><text:span text:style-name="T136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49">.</text:span></text:span></text:p>
          </table:table-cell>
        </table:table-row>
        <table:table-row table:style-name="TableLine94299878457168">
          <table:table-cell table:style-name="_32_._5f_Installatie_5f_uitvoeren.A1" office:value-type="string">
            <text:p text:style-name="P66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48">Bij </text:span></text:span><text:span text:style-name="Strong_20_Emphasis"><text:span text:style-name="T169">Welcome</text:span></text:span><text:span text:style-name="Strong_20_Emphasis"><text:span text:style-name="T48"> kies </text:span></text:span><text:span text:style-name="Strong_20_Emphasis"><text:span text:style-name="T169">Nederlands</text:span></text:span><text:span text:style-name="Strong_20_Emphasis"><text:span text:style-name="T48"> en klik op </text:span></text:span><text:span text:style-name="Strong_20_Emphasis"><text:span text:style-name="T169">Volgende</text:span></text:span><text:span text:style-name="Strong_20_Emphasis"><text:span text:style-name="T48">.</text:span></text:span></text:p>
          </table:table-cell>
        </table:table-row>
        <table:table-row table:style-name="TableLine94299878457792">
          <table:table-cell table:style-name="_32_._5f_Installatie_5f_uitvoeren.A1" office:value-type="string">
            <text:p text:style-name="P80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392">Locatie</text:span> kies bij <text:span text:style-name="T392">Regio</text:span> voor <text:span text:style-name="T392">Europa</text:span> en klik op <text:span text:style-name="T392">Volgende</text:span>.</text:p>
          </table:table-cell>
        </table:table-row>
        <table:table-row table:style-name="TableLine94299878458416">
          <table:table-cell table:style-name="_32_._5f_Installatie_5f_uitvoeren.A1" office:value-type="string">
            <text:p text:style-name="P80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392">Toetsenbord</text:span> kies <text:span text:style-name="T392">English (US)</text:span> en klik op <text:span text:style-name="T392">Volgende</text:span>.</text:p>
          </table:table-cell>
        </table:table-row>
        <table:table-row table:style-name="TableLine942998784590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299878459664">
          <table:table-cell table:style-name="_32_._5f_Installatie_5f_uitvoeren.A1" office:value-type="string">
            <text:p text:style-name="P80"><text:span text:style-name="Strong_20_Emphasis"><text:span text:style-name="T68"><text:s/></text:span></text:span><text:span text:style-name="Strong_20_Emphasis"><text:span text:style-name="T121"><draw:control text:anchor-type="as-char" draw:z-index="19" draw:name="Vorm13_4" draw:style-name="gr1" draw:text-style-name="P11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8"><text:span text:style-name="T6">Bij </text:span><text:span text:style-name="T19">Partities</text:span><text:span text:style-name="T6"> </text:span><text:span text:style-name="T338">selecteer</text:span><text:span text:style-name="T6"> </text:span><text:span text:style-name="T7">de </text:span><text:span text:style-name="T6">gewenste </text:span><text:span text:style-name="T339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0">Volgende</text:span></text:span><text:span text:style-name="Strong_20_Emphasis"><text:span text:style-name="T50">.</text:span></text:span></text:p>
          </table:table-cell>
        </table:table-row>
        <table:table-row table:style-name="TableLine942998784602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99878460912">
          <table:table-cell table:style-name="_32_._5f_Installatie_5f_uitvoer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3" draw:name="Vorm13" draw:style-name="gr1" draw:text-style-name="P11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130">Bij </text:span></text:span><text:span text:style-name="Strong_20_Emphasis"><text:span text:style-name="T167">Gebruikers</text:span></text:span><text:span text:style-name="Strong_20_Emphasis"><text:span text:style-name="T130"> vul in </text:span></text:span><text:span text:style-name="Strong_20_Emphasis"><text:span text:style-name="T171">Wat is je naam?</text:span></text:span><text:span text:style-name="Strong_20_Emphasis"><text:span text:style-name="T51"> </text:span></text:span><text:span text:style-name="Definition"><text:span text:style-name="T15">gebruiker</text:span></text:span><text:span text:style-name="Strong_20_Emphasis"><text:span text:style-name="T118">,</text:span></text:span><text:span text:style-name="Strong_20_Emphasis"><text:span text:style-name="T52"> </text:span></text:span><text:span text:style-name="Strong_20_Emphasis"><text:span text:style-name="T171">Welke naam wil je gebruiken om in te loggen?</text:span></text:span><text:span text:style-name="Strong_20_Emphasis"><text:span text:style-name="T52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8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3"> </text:span></text:span><text:span text:style-name="Definition"><text:span text:style-name="T15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1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9">V</text:span></text:span><text:span text:style-name="Strong_20_Emphasis"><text:span text:style-name="T180">olgende</text:span></text:span><text:span text:style-name="Strong_20_Emphasis"><text:span text:style-name="T42">.</text:span></text:span></text:p>
          </table:table-cell>
        </table:table-row>
        <table:table-row table:style-name="TableLine9429987849862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99878498912">
          <table:table-cell table:style-name="_32_._5f_Installatie_5f_uitvoer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4" draw:name="Vorm14" draw:style-name="gr1" draw:text-style-name="P11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6"> </text:span></text:span><text:span text:style-name="Strong_20_Emphasis"><text:span text:style-name="T147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Installeer</text:span></text:span><text:span text:style-name="Strong_20_Emphasis"><text:span text:style-name="T42">.</text:span></text:span></text:p>
          </table:table-cell>
        </table:table-row>
        <table:table-row table:style-name="TableLine94299878499200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6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2">Voltooid</text:span></text:span><text:span text:style-name="Strong_20_Emphasis"><text:span text:style-name="T42">.</text:span></text:span></text:p>
          </table:table-cell>
        </table:table-row>
        <table:table-row table:style-name="TableLine942998784994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299878499776">
          <table:table-cell table:style-name="_32_._5f_Installatie_5f_uitvoer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5" draw:name="Vorm20" draw:style-name="gr1" draw:text-style-name="P11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</text:span></text:span><text:span text:style-name="Strong_20_Emphasis"><text:span text:style-name="T139">en</text:span></text:span><text:span text:style-name="Strong_20_Emphasis"><text:span text:style-name="T137"> </text:span></text:span><text:span text:style-name="Strong_20_Emphasis"><text:span text:style-name="T140">druk </text:span></text:span><text:span text:style-name="Strong_20_Emphasis"><text:span text:style-name="T141">op</text:span></text:span><text:span text:style-name="Strong_20_Emphasis"><text:span text:style-name="T140">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Strong_20_Emphasis"><text:span text:style-name="T142">.</text:span></text:span></text:p>
          </table:table-cell>
        </table:table-row>
      </table:table>
      <text:p text:style-name="P60"><text:span text:style-name="Strong_20_Emphasis"><text:span text:style-name="T140"/></text:span></text:p>
      <text:list xml:id="list92638755821427" text:continue-numbering="true" text:style-name="L1">
        <text:list-item>
          <text:p text:style-name="P115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2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99878405376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1"><draw:control text:anchor-type="as-char" draw:z-index="6" draw:name="Vorm22" draw:style-name="gr1" draw:text-style-name="P11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57">.</text:span></text:span></text:p>
          </table:table-cell>
        </table:table-row>
        <table:table-row table:style-name="TableLine9429987856252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99878566736">
          <table:table-cell table:style-name="_33_._5f_Installatie_5f_afronden.A1" office:value-type="string">
            <text:p text:style-name="P75"><text:span text:style-name="Strong_20_Emphasis"><text:span text:style-name="T68"><text:s/></text:span></text:span><text:span text:style-name="Strong_20_Emphasis"><text:span text:style-name="T121"><draw:control text:anchor-type="as-char" draw:z-index="17" draw:name="Vorm22_1" draw:style-name="gr1" draw:text-style-name="P11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3"> </text:span></text:span><text:span text:style-name="Strong_20_Emphasis"><text:span text:style-name="T204">Volgende </text:span></text:span><text:span text:style-name="Strong_20_Emphasis"><text:span text:style-name="T148">of </text:span></text:span><text:span text:style-name="Strong_20_Emphasis"><text:span text:style-name="T205">Overslaan</text:span></text:span><text:span text:style-name="Strong_20_Emphasis"><text:span text:style-name="T133">.</text:span></text:span></text:p>
          </table:table-cell>
        </table:table-row>
        <table:table-row table:style-name="TableLine942998786818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6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3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3">.</text:span></text:span></text:p>
          </table:table-cell>
        </table:table-row>
        <table:table-row table:style-name="TableLine942998785729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2998785769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5"><text:span text:style-name="Strong_20_Emphasis"><text:span text:style-name="T133"/></text:span></text:p>
          </table:table-cell>
        </table:table-row>
        <table:table-row table:style-name="TableLine94299878662112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1"><draw:control text:anchor-type="as-char" draw:z-index="7" draw:name="Vorm23" draw:style-name="gr1" draw:text-style-name="P11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9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3">Standaard</text:span></text:span><text:span text:style-name="Strong_20_Emphasis"><text:span text:style-name="T63"> of </text:span></text:span><text:span text:style-name="Strong_20_Emphasis"><text:span text:style-name="T173">Beheerder</text:span></text:span><text:span text:style-name="Strong_20_Emphasis"><text:span text:style-name="T60"> </text:span></text:span><text:span text:style-name="Definition"><text:span text:style-name="T26">gebruiker</text:span></text:span><text:span text:style-name="Strong_20_Emphasis"><text:span text:style-name="T143">s </text:span></text:span><text:span text:style-name="Strong_20_Emphasis"><text:span text:style-name="T136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5"><text:span text:style-name="T304">De </text:span><text:span text:style-name="T305">Super</text:span><text:span text:style-name="T304">-toets is de Windows</text:span><text:span text:style-name="T306">-</text:span><text:span text:style-name="T307">toets</text:span><text:span text:style-name="T304">, </text:span><text:span text:style-name="T306">C</text:span><text:span text:style-name="T304">ommand-</text:span><text:span text:style-name="T307">toets</text:span><text:span text:style-name="T304">, of </text:span><text:span text:style-name="T306">V</text:span><text:span text:style-name="T304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3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4">Gebruikers</text:span></text:span><text:span text:style-name="Strong_20_Emphasis"><text:span text:style-name="T101">.</text:span></text:span></text:p>
          </table:table-cell>
        </table:table-row>
        <table:table-row table:style-name="TableLine942998786814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5"><text:span text:style-name="Strong_20_Emphasis"><text:span text:style-name="T131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90">Gebruik</text:span></text:span><text:span text:style-name="Strong_20_Emphasis"><text:span text:style-name="T191">er</text:span></text:span><text:span text:style-name="Strong_20_Emphasis"><text:span text:style-name="T190"> toevoegen</text:span></text:span><text:span text:style-name="Strong_20_Emphasis"><text:span text:style-name="T103">.</text:span></text:span></text:p>
          </table:table-cell>
        </table:table-row>
        <table:table-row table:style-name="TableLine942998786787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5"><text:span text:style-name="Strong_20_Emphasis"><text:span text:style-name="T152">Sluit </text:span></text:span><text:span text:style-name="Strong_20_Emphasis"><text:span text:style-name="T190">Gebruiker toevoegen</text:span></text:span><text:span text:style-name="Strong_20_Emphasis"><text:span text:style-name="T103">.</text:span></text:span></text:p>
          </table:table-cell>
        </table:table-row>
        <table:table-row table:style-name="TableLine94299878680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99878591120">
          <table:table-cell table:style-name="_33_._5f_Installatie_5f_afronden.A1" office:value-type="string">
            <text:p text:style-name="P66"><text:span text:style-name="Strong_20_Emphasis"><text:span text:style-name="T68"><text:s/></text:span></text:span><text:span text:style-name="Strong_20_Emphasis"><text:span text:style-name="T121"><draw:control text:anchor-type="as-char" draw:z-index="15" draw:name="Vorm4_1" draw:style-name="gr1" draw:text-style-name="P11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8"><text:span text:style-name="Strong_20_Emphasis"><text:span text:style-name="T68">Installeer </text:span></text:span><text:span text:style-name="Strong_20_Emphasis"><text:span text:style-name="T117">pakket kz</text:span></text:span><text:span text:style-name="Strong_20_Emphasis"><text:span text:style-name="T117"><text:note text:id="ftn9" text:note-class="footnote"><text:note-citation>2</text:note-citation><text:note-body><text:p text:style-name="P110">Pakket kz plaatst documenten en scripts van Karel Zimmer <text:span text:style-name="T431">(zie </text:span><text:a xlink:type="simple" xlink:href="https://karelzimmer.nl/" text:style-name="Internet_20_link" text:visited-style-name="Visited_20_Internet_20_Link"><text:span text:style-name="Strong_20_Emphasis"><text:span text:style-name="T401">karelzimmer.nl</text:span></text:span></text:a><text:span text:style-name="Strong_20_Emphasis"><text:span text:style-name="T281">) </text:span></text:span>voor het installeren en beheren van <text:span text:style-name="T430">Debian</text:span> <text:span text:style-name="T430">GNU/</text:span>Linux.</text:p></text:note-body></text:note></text:span></text:span><text:span text:style-name="Strong_20_Emphasis"><text:span text:style-name="T117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4299878558496">
          <table:table-cell table:style-name="_33_._5f_Installatie_5f_afronden.A1" office:value-type="string">
            <text:p text:style-name="P70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3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2998785906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8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2998785574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299878646960">
          <table:table-cell table:style-name="_33_._5f_Installatie_5f_afronden.A1" office:value-type="string">
            <text:p text:style-name="P67"><text:span text:style-name="Strong_20_Emphasis"><text:span text:style-name="T68"><text:s/></text:span></text:span><text:span text:style-name="Strong_20_Emphasis"><text:span text:style-name="T121"><draw:control text:anchor-type="as-char" draw:z-index="8" draw:name="Vorm33" draw:style-name="gr1" draw:text-style-name="P11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</text:span></text:span><text:span text:style-name="Strong_20_Emphasis"><text:span text:style-name="T106"><text:note text:id="ftn10" text:note-class="footnote"><text:note-citation>3</text:note-citation><text:note-body><text:p text:style-name="P104">De installatie kan <text:span text:style-name="T411">ge</text:span>controle<text:span text:style-name="T411">e</text:span>r<text:span text:style-name="T411">d worden </text:span>op volledigheid met <text:span text:style-name="T412">bestand</text:span> <text:span text:style-name="T393">Persoonlijke map / kz / Apps</text:span>.</text:p></text:note-body></text:note></text:span></text:span><text:span text:style-name="Strong_20_Emphasis"><text:span text:style-name="T106"> </text:span></text:span><text:span text:style-name="Strong_20_Emphasis"><text:span text:style-name="T7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299878554768">
          <table:table-cell table:style-name="_33_._5f_Installatie_5f_afronden.A1" office:value-type="string">
            <text:p text:style-name="P67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0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299878559664"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86"/>
          </table:table-cell>
        </table:table-row>
        <table:table-row table:style-name="TableLine94299878550032">
          <table:table-cell table:style-name="_33_._5f_Installatie_5f_afronden.A1" office:value-type="string">
            <text:p text:style-name="P96"><text:span text:style-name="Strong_20_Emphasis"><text:span text:style-name="T68"><text:s/></text:span></text:span><text:span text:style-name="Strong_20_Emphasis"><text:span text:style-name="T121"><draw:control text:anchor-type="as-char" draw:z-index="23" draw:name="Vorm33_0" draw:style-name="gr1" draw:text-style-name="P11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5">Herstart de computer</text:p>
          </table:table-cell>
        </table:table-row>
      </table:table>
      <text:p text:style-name="P62"><text:span text:style-name="Strong_20_Emphasis"><text:span text:style-name="T57"><text:tab/></text:span></text:span></text:p>
      <text:p text:style-name="P63"><text:span text:style-name="Strong_20_Emphasis"><text:span text:style-name="T94"/></text:span></text:p>
      <text:p text:style-name="P64"><text:span text:style-name="Strong_20_Emphasis"><text:span text:style-name="T84"/></text:span></text:p>
      <text:list xml:id="list92637889425972" text:continue-numbering="true" text:style-name="L1">
        <text:list-item>
          <text:p text:style-name="P114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299878658736">
          <table:table-cell table:style-name="Tabel2.A1" office:value-type="string">
            <text:p text:style-name="P83"><text:span text:style-name="Strong_20_Emphasis"><text:span text:style-name="T68"><text:s/></text:span></text:span><text:span text:style-name="Strong_20_Emphasis"><text:span text:style-name="T121"><draw:control text:anchor-type="as-char" draw:z-index="20" draw:name="Vorm36_0" draw:style-name="gr1" draw:text-style-name="P117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69"><text:note text:id="ftn11" text:note-class="footnote"><text:note-citation>1</text:note-citation><text:note-body><text:p text:style-name="P91"><text:span text:style-name="User_20_Entry"><text:span text:style-name="T221">E</text:span></text:span><text:span text:style-name="User_20_Entry"><text:span text:style-name="T240">v</text:span></text:span><text:span text:style-name="User_20_Entry"><text:span text:style-name="T241">en</text:span></text:span><text:span text:style-name="User_20_Entry"><text:span text:style-name="T243">t</text:span></text:span><text:span text:style-name="User_20_Entry"><text:span text:style-name="T244">uele </text:span></text:span><text:span text:style-name="User_20_Entry"><text:span text:style-name="T245">extra </text:span></text:span><text:span text:style-name="User_20_Entry"><text:span text:style-name="T248">gebruiker</text:span></text:span><text:span text:style-name="User_20_Entry"><text:span text:style-name="T245">s aanmelden </text:span></text:span><text:span text:style-name="User_20_Entry"><text:span text:style-name="T246">en dezelfde stappen uitvoeren</text:span></text:span><text:span text:style-name="User_20_Entry"><text:span text:style-name="T242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2998787439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299878746368">
          <table:table-cell table:style-name="Tabel2.A1" office:value-type="string">
            <text:p text:style-name="P87"><text:span text:style-name="Strong_20_Emphasis"><text:span text:style-name="T68"><text:s/></text:span></text:span><text:span text:style-name="Strong_20_Emphasis"><text:span text:style-name="T121"><draw:control text:anchor-type="as-char" draw:z-index="21" draw:name="Vorm36_2" draw:style-name="gr1" draw:text-style-name="P117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7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7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304">D</text:span>e <text:span text:style-name="T404">Super</text:span>-toets <text:span text:style-name="T304">is </text:span>de Windows<text:span text:style-name="T402">-</text:span><text:span text:style-name="T403">toets</text:span>, <text:span text:style-name="T402">C</text:span>ommand-<text:span text:style-name="T403">toets</text:span>, of <text:span text:style-name="T402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5">Installatiem</text:span></text:span><text:span text:style-name="Strong_20_Emphasis"><text:span text:style-name="T186">enu</text:span></text:span><text:span text:style-name="Strong_20_Emphasis"><text:span text:style-name="T73">.</text:span></text:span></text:p>
          </table:table-cell>
        </table:table-row>
        <table:table-row table:style-name="TableLine942998787451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5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5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429987874462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299878757344">
          <table:table-cell table:style-name="Tabel2.A1" office:value-type="string">
            <text:p text:style-name="P22"><text:span text:style-name="Strong_20_Emphasis"><text:span text:style-name="T119"><text:s/></text:span></text:span><text:span text:style-name="Strong_20_Emphasis"><text:span text:style-name="T123"><draw:control text:anchor-type="as-char" draw:z-index="27" draw:name="Vorm36_ 2" draw:style-name="gr1" draw:text-style-name="P117" svg:width="0.35cm" svg:height="0.35cm" draw:control="control28"/></text:span></text:span></text:p>
          </table:table-cell>
          <table:table-cell table:style-name="Tabel2.A1" office:value-type="string">
            <text:p text:style-name="P102">Wijzig <text:span text:style-name="T413">indien gewenst </text:span><text:span text:style-name="T409">de g</text:span>ebruikersfoto <text:span text:style-name="T408">v</text:span><text:span text:style-name="T8">ia </text:span><text:span text:style-name="T9">een druk op </text:span><text:span text:style-name="T8">d</text:span><text:span text:style-name="T340">e </text:span><text:span text:style-name="T341">Super</text:span><text:span text:style-name="T340">-toets</text:span><text:span text:style-name="T365"><text:note-ref text:note-class="footnote" text:reference-format="text" text:ref-name="ftn12">2</text:note-ref></text:span><text:span text:style-name="T340">, </text:span><text:span text:style-name="T342">zoek </text:span><text:span text:style-name="T346">gebr</text:span><text:span text:style-name="T342"> en klik achter </text:span><text:span text:style-name="T345">Instellingen</text:span><text:span text:style-name="T342"> op </text:span><text:span text:style-name="T346">Gebruikers</text:span><text:span text:style-name="T340">.</text:span></text:p>
            <text:p text:style-name="P101"><text:span text:style-name="T343">Klik op </text:span><text:span text:style-name="Strong_20_Emphasis"><text:span text:style-name="T308">Ontgrendelen</text:span></text:span><text:span text:style-name="T343">.</text:span></text:p>
            <text:p text:style-name="P101"><text:span text:style-name="T343">Klik op afbeelding voor </text:span><text:span text:style-name="Definition"><text:span text:style-name="T28">gebruiker</text:span></text:span><text:span text:style-name="T343">.</text:span></text:p>
            <text:p text:style-name="P103"><text:span text:style-name="T343">Klik op </text:span><text:span text:style-name="Strong_20_Emphasis"><text:span text:style-name="T308">Selecteer een bestand</text:span></text:span><text:span text:style-name="T343">.</text:span><text:span text:style-name="T340"><text:line-break/></text:span><text:span text:style-name="T335">Selecteer </text:span><text:span text:style-name="T337">indien aanwezig</text:span><text:span text:style-name="T334"> </text:span><text:span text:style-name="T344">Gebruikersfoto</text:span><text:span text:style-name="T334"> </text:span><text:span text:style-name="T336">in</text:span><text:span text:style-name="T334"> </text:span><text:span text:style-name="T347">Persoonlijke map</text:span><text:span text:style-name="T334"> / </text:span><text:span text:style-name="T347">kz-</text:span><text:span text:style-name="T348">data</text:span><text:span text:style-name="T334">.</text:span></text:p>
          </table:table-cell>
        </table:table-row>
        <table:table-row table:style-name="TableLine9429987872588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8"/>
          </table:table-cell>
        </table:table-row>
        <table:table-row table:style-name="TableLine94299878611616">
          <table:table-cell table:style-name="Tabel2.A1" office:value-type="string">
            <text:p text:style-name="P20"><text:span text:style-name="Strong_20_Emphasis"><text:span text:style-name="T119"><text:s/></text:span></text:span><text:span text:style-name="Strong_20_Emphasis"><text:span text:style-name="T123"><draw:control text:anchor-type="as-char" draw:z-index="22" draw:name="Vorm36_1" draw:style-name="gr1" draw:text-style-name="P117" svg:width="0.35cm" svg:height="0.35cm" draw:control="control23"/></text:span></text:span></text:p>
          </table:table-cell>
          <table:table-cell table:style-name="Tabel2.A1" office:value-type="string">
            <text:p text:style-name="P58">Afmelden.</text:p>
          </table:table-cell>
        </table:table-row>
      </table:table>
      <text:p text:style-name="P46"><text:span text:style-name="Strong_20_Emphasis"><text:span text:style-name="T116"/></text:span></text:p>
      <text:p text:style-name="P19"/>
      <text:p text:style-name="P90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26"> installatie van </text:span><text:span text:style-name="T326"><text:reference-ref text:reference-format="text" text:ref-name="Distributie">Debian</text:reference-ref></text:span><text:span text:style-name="T326"><text:s/></text:span><text:span text:style-name="Strong_20_Emphasis"><text:span text:style-name="T327">GNU/Linux</text:span></text:span><text:span text:style-name="Strong_20_Emphasis"><text:span text:style-name="T326"> </text:span></text:span><text:span text:style-name="T328"><text:reference-ref text:reference-format="text" text:ref-name="Versie">11</text:reference-ref></text:span><text:span text:style-name="Strong_20_Emphasis"><text:span text:style-name="T330"><text:s/></text:span></text:span><text:span text:style-name="Strong_20_Emphasis"><text:span text:style-name="T331">LTS</text:span></text:span><text:span text:style-name="T329"> </text:span><text:span text:style-name="T326"><text:reference-ref text:reference-format="text" text:ref-name="Editie">desktop</text:reference-ref></text:span><text:span text:style-name="T326"><text:s/>is voltooid.</text:span></text:p>
      <text:p text:style-name="P45"/>
      <text:p text:style-name="P36"><text:span text:style-name="T132">Geschreven</text:span><text:span text:style-name="T6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1">&gt;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03T09:26:37.123231482">03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3T09:26:36.955126238</dc:date>
    <meta:keyword>Installatie</meta:keyword>
    <meta:keyword>Checklist</meta:keyword>
    <meta:keyword>Linux</meta:keyword>
    <meta:editing-cycles>6591</meta:editing-cycles>
    <meta:editing-duration>P11DT15H16M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72" meta:character-count="6009" meta:non-whitespace-character-count="5169"/>
    <meta:user-defined meta:name="Info 1"/>
    <meta:user-defined meta:name="Info 2"/>
    <meta:user-defined meta:name="Info 3"/>
    <meta:user-defined meta:name="Info 4"/>
  </office:meta>
</office:document-meta>
</file>